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1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4" style:family="paragraph">
      <style:text-properties fo:color="#ea7500"/>
    </style:style>
    <style:style style:name="P5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3465a4" fo:font-size="8pt" style:font-size-asian="8pt" style:font-size-complex="8pt"/>
    </style:style>
    <style:style style:name="T2" style:family="text">
      <style:text-properties fo:color="#3465a4" style:text-position="-33% 58%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ea7500" style:text-position="-33% 58%" fo:font-size="8pt" style:font-size-asian="8pt" style:font-size-complex="8pt"/>
    </style:style>
    <style:style style:name="T5" style:family="text">
      <style:text-properties fo:color="#ea75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7cm" svg:y1="1.6cm" svg:x2="4.2cm" svg:y2="1.1cm">
            <text:p/>
          </draw:line>
          <draw:line draw:style-name="gr1" draw:text-style-name="P1" draw:layer="layout" svg:x1="4.2cm" svg:y1="2.1cm" svg:x2="4.7cm" svg:y2="1.6cm">
            <text:p/>
          </draw:line>
          <draw:line draw:style-name="gr1" draw:text-style-name="P1" draw:layer="layout" svg:x1="4.2cm" svg:y1="1.1cm" svg:x2="4.7cm" svg:y2="1.6cm">
            <text:p/>
          </draw:line>
          <draw:line draw:style-name="gr1" draw:text-style-name="P1" draw:layer="layout" svg:x1="3.7cm" svg:y1="1.6cm" svg:x2="4.2cm" svg:y2="2.1cm">
            <text:p/>
          </draw:line>
          <draw:line draw:style-name="gr1" draw:text-style-name="P1" draw:layer="layout" svg:x1="4.2cm" svg:y1="2.1cm" svg:x2="4.2cm" svg:y2="2.6cm">
            <text:p/>
          </draw:line>
          <draw:line draw:style-name="gr1" draw:text-style-name="P1" draw:layer="layout" svg:x1="4.2cm" svg:y1="0.6cm" svg:x2="4.2cm" svg:y2="1.1cm">
            <text:p/>
          </draw:line>
          <draw:line draw:style-name="gr1" draw:text-style-name="P1" draw:layer="layout" svg:x1="4.2cm" svg:y1="1.4cm" svg:x2="4.2cm" svg:y2="1.8cm">
            <text:p/>
          </draw:line>
          <draw:line draw:style-name="gr1" draw:text-style-name="P1" draw:layer="layout" svg:x1="4.35cm" svg:y1="1.65cm" svg:x2="4.2cm" svg:y2="1.8cm">
            <text:p/>
          </draw:line>
          <draw:line draw:style-name="gr1" draw:text-style-name="P1" draw:layer="layout" svg:x1="4.05cm" svg:y1="1.65cm" svg:x2="4.2cm" svg:y2="1.8cm">
            <text:p/>
          </draw:line>
        </draw:g>
        <draw:g>
          <draw:line draw:style-name="gr2" draw:text-style-name="P1" draw:layer="layout" svg:x1="5.2cm" svg:y1="2.6cm" svg:x2="5.2cm" svg:y2="2.2cm">
            <text:p/>
          </draw:line>
          <draw:line draw:style-name="gr2" draw:text-style-name="P1" draw:layer="layout" svg:x1="5.2cm" svg:y1="2.2cm" svg:x2="5.4cm" svg:y2="2.1cm">
            <text:p/>
          </draw:line>
          <draw:line draw:style-name="gr2" draw:text-style-name="P1" draw:layer="layout" svg:x1="5cm" svg:y1="1.9cm" svg:x2="5.4cm" svg:y2="2.1cm">
            <text:p/>
          </draw:line>
          <draw:line draw:style-name="gr2" draw:text-style-name="P1" draw:layer="layout" svg:x1="5cm" svg:y1="1.9cm" svg:x2="5.4cm" svg:y2="1.7cm">
            <text:p/>
          </draw:line>
          <draw:line draw:style-name="gr2" draw:text-style-name="P1" draw:layer="layout" svg:x1="5cm" svg:y1="1.5cm" svg:x2="5.4cm" svg:y2="1.7cm">
            <text:p/>
          </draw:line>
          <draw:line draw:style-name="gr2" draw:text-style-name="P1" draw:layer="layout" svg:x1="5cm" svg:y1="1.5cm" svg:x2="5.4cm" svg:y2="1.3cm">
            <text:p/>
          </draw:line>
          <draw:line draw:style-name="gr2" draw:text-style-name="P1" draw:layer="layout" svg:x1="5cm" svg:y1="1.1cm" svg:x2="5.4cm" svg:y2="1.3cm">
            <text:p/>
          </draw:line>
          <draw:line draw:style-name="gr2" draw:text-style-name="P1" draw:layer="layout" svg:x1="5cm" svg:y1="1.1cm" svg:x2="5.2cm" svg:y2="1cm">
            <text:p/>
          </draw:line>
          <draw:line draw:style-name="gr2" draw:text-style-name="P1" draw:layer="layout" svg:x1="5.2cm" svg:y1="1cm" svg:x2="5.2cm" svg:y2="0.6cm">
            <text:p/>
          </draw:line>
        </draw:g>
        <draw:g>
          <draw:line draw:style-name="gr2" draw:text-style-name="P1" draw:layer="layout" svg:x1="1.8cm" svg:y1="2.6cm" svg:x2="1.8cm" svg:y2="2.2cm">
            <text:p/>
          </draw:line>
          <draw:line draw:style-name="gr2" draw:text-style-name="P1" draw:layer="layout" svg:x1="1.8cm" svg:y1="2.2cm" svg:x2="2cm" svg:y2="2.1cm">
            <text:p/>
          </draw:line>
          <draw:line draw:style-name="gr2" draw:text-style-name="P1" draw:layer="layout" svg:x1="1.6cm" svg:y1="1.9cm" svg:x2="2cm" svg:y2="2.1cm">
            <text:p/>
          </draw:line>
          <draw:line draw:style-name="gr2" draw:text-style-name="P1" draw:layer="layout" svg:x1="1.6cm" svg:y1="1.9cm" svg:x2="2cm" svg:y2="1.7cm">
            <text:p/>
          </draw:line>
          <draw:line draw:style-name="gr2" draw:text-style-name="P1" draw:layer="layout" svg:x1="1.6cm" svg:y1="1.5cm" svg:x2="2cm" svg:y2="1.7cm">
            <text:p/>
          </draw:line>
          <draw:line draw:style-name="gr2" draw:text-style-name="P1" draw:layer="layout" svg:x1="1.6cm" svg:y1="1.5cm" svg:x2="2cm" svg:y2="1.3cm">
            <text:p/>
          </draw:line>
          <draw:line draw:style-name="gr2" draw:text-style-name="P1" draw:layer="layout" svg:x1="1.6cm" svg:y1="1.1cm" svg:x2="2cm" svg:y2="1.3cm">
            <text:p/>
          </draw:line>
          <draw:line draw:style-name="gr2" draw:text-style-name="P1" draw:layer="layout" svg:x1="1.6cm" svg:y1="1.1cm" svg:x2="1.8cm" svg:y2="1cm">
            <text:p/>
          </draw:line>
          <draw:line draw:style-name="gr2" draw:text-style-name="P1" draw:layer="layout" svg:x1="1.8cm" svg:y1="1cm" svg:x2="1.8cm" svg:y2="0.6cm">
            <text:p/>
          </draw:line>
        </draw:g>
        <draw:custom-shape draw:style-name="gr3" draw:text-style-name="P2" draw:layer="layout" svg:width="0.2cm" svg:height="0.2cm" svg:x="2.7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5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0.9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cm" svg:y1="3.1cm" svg:x2="2.8cm" svg:y2="2.6cm">
          <text:p/>
        </draw:line>
        <draw:line draw:style-name="gr1" draw:text-style-name="P1" draw:layer="layout" svg:x1="1.8cm" svg:y1="2.6cm" svg:x2="5.2cm" svg:y2="2.6cm">
          <text:p/>
        </draw:line>
        <draw:line draw:style-name="gr1" draw:text-style-name="P1" draw:layer="layout" svg:x1="4.2cm" svg:y1="0.6cm" svg:x2="5.9cm" svg:y2="0.6cm">
          <text:p/>
        </draw:line>
        <draw:line draw:style-name="gr1" draw:text-style-name="P1" draw:layer="layout" svg:x1="1.1cm" svg:y1="0.6cm" svg:x2="1.8cm" svg:y2="0.6cm">
          <text:p/>
        </draw:line>
        <draw:frame draw:style-name="gr4" draw:text-style-name="P3" draw:layer="layout" svg:width="0.688cm" svg:height="0.725cm" svg:x="5.444cm" svg:y="1.275cm">
          <draw:text-box>
            <text:p><text:span text:style-name="T1">r</text:span><text:span text:style-name="T2">o</text:span></text:p>
          </draw:text-box>
        </draw:frame>
        <draw:frame draw:style-name="gr4" draw:text-style-name="P3" draw:layer="layout" svg:width="0.692cm" svg:height="0.725cm" svg:x="2.012cm" svg:y="1.275cm">
          <draw:text-box>
            <text:p><text:span text:style-name="T1">r</text:span><text:span text:style-name="T2">𝜋</text:span></text:p>
          </draw:text-box>
        </draw:frame>
        <draw:frame draw:style-name="gr4" draw:text-style-name="P5" draw:layer="layout" svg:width="0.743cm" svg:height="0.725cm" svg:x="0.808cm" svg:y="1.275cm">
          <draw:text-box>
            <text:p text:style-name="P4"><text:span text:style-name="T3">v</text:span><text:span text:style-name="T4">𝜋</text:span></text:p>
          </draw:text-box>
        </draw:frame>
        <draw:frame draw:style-name="gr4" draw:text-style-name="P5" draw:layer="layout" svg:width="1.035cm" svg:height="0.725cm" svg:x="2.8cm" svg:y="1.275cm">
          <draw:text-box>
            <text:p text:style-name="P4"><text:span text:style-name="T3">g</text:span><text:span text:style-name="T4">m</text:span><text:span text:style-name="T3">v</text:span><text:span text:style-name="T4">𝜋</text:span></text:p>
          </draw:text-box>
        </draw:frame>
        <draw:frame draw:style-name="gr5" draw:text-style-name="P5" draw:layer="layout" svg:width="0.625cm" svg:height="0.489cm" svg:x="0.9cm" svg:y="0.7cm">
          <draw:text-box>
            <text:p text:style-name="P4"><text:span text:style-name="T5">+</text:span></text:p>
          </draw:text-box>
        </draw:frame>
        <draw:frame draw:style-name="gr5" draw:text-style-name="P5" draw:layer="layout" svg:width="0.574cm" svg:height="0.489cm" svg:x="0.9cm" svg:y="2.111cm">
          <draw:text-box>
            <text:p text:style-name="P4"><text:span text:style-name="T5">-</text:span></text:p>
          </draw:text-box>
        </draw:frame>
        <draw:frame draw:style-name="gr4" draw:text-style-name="P5" draw:layer="layout" svg:width="0.743cm" svg:height="0.725cm" svg:x="0.809cm" svg:y="1.276cm">
          <draw:text-box>
            <text:p text:style-name="P4"><text:span text:style-name="T3">v</text:span><text:span text:style-name="T4">𝜋</text:span></text:p>
          </draw:text-box>
        </draw:frame>
        <draw:frame draw:style-name="gr5" draw:text-style-name="P5" draw:layer="layout" svg:width="0.625cm" svg:height="0.489cm" svg:x="3.1cm" svg:y="0.7cm">
          <draw:text-box>
            <text:p text:style-name="P4"><text:span text:style-name="T5">+</text:span></text:p>
          </draw:text-box>
        </draw:frame>
        <draw:frame draw:style-name="gr5" draw:text-style-name="P5" draw:layer="layout" svg:width="0.574cm" svg:height="0.489cm" svg:x="3.1cm" svg:y="2.111cm">
          <draw:text-box>
            <text:p text:style-name="P4"><text:span text:style-name="T5">-</text:span></text:p>
          </draw:text-box>
        </draw:frame>
        <draw:frame draw:style-name="gr6" draw:text-style-name="P3" draw:layer="layout" svg:width="0.693cm" svg:height="0.6cm" svg:x="0.3cm" svg:y="0.3cm">
          <draw:text-box>
            <text:p><text:span text:style-name="T1">B</text:span></text:p>
          </draw:text-box>
        </draw:frame>
        <draw:frame draw:style-name="gr7" draw:text-style-name="P3" draw:layer="layout" svg:width="0.7cm" svg:height="0.569cm" svg:x="2.5cm" svg:y="3.3cm">
          <draw:text-box>
            <text:p><text:span text:style-name="T1">E</text:span></text:p>
          </draw:text-box>
        </draw:frame>
        <draw:frame draw:style-name="gr8" draw:text-style-name="P3" draw:layer="layout" svg:width="0.705cm" svg:height="0.569cm" svg:x="6.007cm" svg:y="0.331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9T20:46:55.222000000</meta:creation-date>
    <meta:generator>LibreOffice/6.4.4.2$Windows_X86_64 LibreOffice_project/3d775be2011f3886db32dfd395a6a6d1ca2630ff</meta:generator>
    <dc:date>2021-03-09T21:01:17.475000000</dc:date>
    <meta:editing-duration>PT3M21S</meta:editing-duration>
    <meta:editing-cycles>3</meta:editing-cycles>
    <meta:document-statistic meta:object-count="49"/>
  </office:meta>
</office:document-meta>
</file>